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"/>
    <style:font-face style:name="Times" svg:font-family="Times, 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06e5a" officeooo:paragraph-rsid="00106e5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<office:annotation><dc:creator>Unknown Author</dc:creator><dc:date>2015-07-28T17:20:04.725718119</dc:date><text:list text:style-name=""><text:list-item><text:p text:style-name="P2"><text:span text:style-name="T1">xxx</text:span></text:p></text:list-item></text:list></office:annotation>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SimSun" svg:font-family="SimSun"/>
    <style:font-face style:name="Times" svg:font-family="Times, 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" fo:font-family="Times, 'Times New Roman'" style:font-name-asian="Times New Roman" style:font-family-asian="'Times New Roman'" style:font-family-generic-asian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SimSun" style:font-family-asian="SimSun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SimSun" style:font-family-asian="SimSun"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7:20:00.533873466</meta:creation-date>
    <dc:date>2015-07-28T17:20:32.144978517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Dev/5.1.0.0.alpha1$Linux_X86_64 LibreOffice_project/2d2b392dcda5bdfab61a358dc1dd725d65fba07f</meta:generator>
  </office:meta>
</office:document-meta>
</file>